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SC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REDECESSORS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string" calcext:value-type="string">
            <text:p>TASK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ASK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ASK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ASK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ASK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SK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ASK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F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ASK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G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-00-0000</text:date>, <text:time style:data-style-name="N2" text:time-value="12:32:02.210471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30T12:44:54.342559077</meta:creation-date>
    <dc:date>2021-02-02T18:25:51.318566158</dc:date>
    <meta:editing-duration>PT5H58M51S</meta:editing-duration>
    <meta:editing-cycles>7</meta:editing-cycles>
    <meta:generator>LibreOffice/7.0.4.2$Linux_X86_64 LibreOffice_project/00$Build-2</meta:generator>
    <meta:document-statistic meta:table-count="1" meta:cell-count="35" meta:object-count="0"/>
  </office:meta>
</office:document-meta>
</file>